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start-width="0.276cm" draw:marker-end="Arrow" draw:marker-end-width="0.376cm" draw:fill="none" draw:textarea-vertical-align="middle"/>
    </style:style>
    <style:style style:name="gr2" style:family="graphic" style:parent-style-name="objectwithoutfill">
      <style:graphic-properties svg:stroke-color="#000000" draw:marker-start-width="0.276cm" draw:marker-end="Arrow" draw:marker-end-width="0.376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solid" draw:fill="solid" draw:fill-color="#e6e6e6" fo:min-height="0.445cm"/>
    </style:style>
    <style:style style:name="gr5" style:family="graphic" style:parent-style-name="standard">
      <style:graphic-properties draw:stroke="solid" draw:fill="solid" draw:fill-color="#e6e6e6" fo:min-height="0.4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color="#cccccc" draw:marker-start-width="0.276cm" draw:marker-end="Arrow" draw:marker-end-width="0.376cm" draw:fill="none" draw:textarea-vertical-align="middle"/>
    </style:style>
    <style:style style:name="gr8" style:family="graphic" style:parent-style-name="objectwithoutfill">
      <style:graphic-properties svg:stroke-width="0.051cm" svg:stroke-color="#ff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draw:fill="none" fo:min-height="0cm"/>
    </style:style>
    <style:style style:name="gr10" style:family="graphic" style:parent-style-name="standard">
      <style:graphic-properties draw:stroke="none" draw:fill="solid" draw:fill-color="#f3c3c3" fo:min-height="0.512cm"/>
    </style:style>
    <style:style style:name="gr11" style:family="graphic" style:parent-style-name="objectwithoutfill">
      <style:graphic-properties svg:stroke-width="0.051cm" svg:stroke-color="#0000ff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svg:stroke-color="#008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draw:fill="solid" draw:fill-color="#def3c3" fo:min-height="1.615cm"/>
    </style:style>
    <style:style style:name="gr14" style:family="graphic" style:parent-style-name="standard">
      <style:graphic-properties draw:marker-end="Arrow" draw:textarea-vertical-align="middle"/>
    </style:style>
    <style:style style:name="gr15" style:family="graphic" style:parent-style-name="standard">
      <style:graphic-properties draw:stroke="none" draw:fill="solid" draw:fill-color="#ebebff" fo:min-height="1.615cm"/>
    </style:style>
    <style:style style:name="gr16" style:family="graphic" style:parent-style-name="standard">
      <style:graphic-properties draw:stroke="solid" draw:fill="solid" draw:fill-color="#cccccc" fo:min-height="0.445cm"/>
    </style:style>
    <style:style style:name="gr17" style:family="graphic" style:parent-style-name="standard">
      <style:graphic-properties draw:stroke="solid" draw:fill="solid" draw:fill-color="#cccccc" fo:min-height="0.444cm"/>
    </style:style>
    <style:style style:name="gr18" style:family="graphic" style:parent-style-name="standard">
      <style:graphic-properties draw:fill="solid" draw:fill-color="#def3c3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solid" draw:fill-color="#def3c3" draw:textarea-horizontal-align="left" draw:auto-grow-height="true" draw:auto-grow-width="true" fo:min-height="4.402cm" fo:min-width="0cm"/>
    </style:style>
    <style:style style:name="gr20" style:family="graphic" style:parent-style-name="standard">
      <style:graphic-properties draw:stroke="none" draw:fill="none" fo:min-height="0.476cm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P6" style:family="paragraph">
      <style:paragraph-properties fo:text-align="start"/>
      <style:text-properties fo:font-size="12pt" style:font-size-asian="18pt" style:font-size-complex="18pt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fo:font-weight="bold" style:font-size-asian="18pt" style:font-weight-asian="bold" style:font-size-complex="18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10.441cm" svg:y1="3.188cm" svg:x2="12.41cm" svg:y2="6.842cm" draw:start-shape="id1" draw:end-shape="id2" draw:end-glue-point="0" svg:d="m10441 3188c0 2740 1969 914 1969 3654" svg:viewBox="0 0 1970 3655">
          <text:p/>
        </draw:connector>
        <draw:connector draw:style-name="gr1" draw:text-style-name="P1" draw:layer="layout" draw:type="curve" svg:x1="10.441cm" svg:y1="3.188cm" svg:x2="5.609cm" svg:y2="7.024cm" draw:start-shape="id1" draw:start-glue-point="2" draw:end-shape="id3" draw:end-glue-point="0" svg:d="m10441 3188c0 2877-4832 959-4832 3836" svg:viewBox="0 0 4833 3837">
          <text:p/>
        </draw:connector>
        <draw:connector draw:style-name="gr1" draw:text-style-name="P1" draw:layer="layout" draw:type="curve" svg:x1="12.41cm" svg:y1="7.567cm" svg:x2="15.512cm" svg:y2="10.279cm" draw:start-shape="id2" draw:end-shape="id4" draw:end-glue-point="0" svg:d="m12410 7567c0 2034 3102 678 3102 2712" svg:viewBox="0 0 3103 2713">
          <text:p/>
        </draw:connector>
        <draw:connector draw:style-name="gr1" draw:text-style-name="P1" draw:layer="layout" draw:type="curve" svg:x1="12.41cm" svg:y1="7.567cm" svg:x2="8.742cm" svg:y2="10.279cm" draw:start-shape="id2" draw:end-shape="id5" draw:end-glue-point="0" svg:d="m12410 7567c0 2034-3668 678-3668 2712" svg:viewBox="0 0 3669 2713">
          <text:p/>
        </draw:connector>
        <draw:connector draw:style-name="gr1" draw:text-style-name="P1" draw:layer="layout" draw:type="curve" svg:x1="12.41cm" svg:y1="7.567cm" svg:x2="12.237cm" svg:y2="10.279cm" draw:start-shape="id2" draw:end-shape="id6" draw:end-glue-point="0" svg:d="m12410 7567c0 2034-173 678-173 2712" svg:viewBox="0 0 174 2713">
          <text:p/>
        </draw:connector>
        <draw:connector draw:style-name="gr2" draw:text-style-name="P1" draw:layer="layout" draw:type="curve" svg:x1="15.512cm" svg:y1="11.004cm" svg:x2="12.716cm" svg:y2="14.205cm" draw:start-shape="id4" draw:start-glue-point="2" draw:end-shape="id7" draw:end-glue-point="0" svg:d="m15512 11004c0 2401-2796 801-2796 3201" svg:viewBox="0 0 2797 3202">
          <text:p/>
        </draw:connector>
        <draw:connector draw:style-name="gr2" draw:text-style-name="P1" draw:layer="layout" draw:type="curve" svg:x1="12.237cm" svg:y1="11.004cm" svg:x2="12.716cm" svg:y2="14.205cm" draw:start-shape="id6" draw:start-glue-point="2" draw:end-shape="id7" svg:d="m12237 11004c0 2401 479 801 479 3201" svg:viewBox="0 0 480 3202">
          <text:p/>
        </draw:connector>
        <draw:connector draw:style-name="gr2" draw:text-style-name="P1" draw:layer="layout" draw:type="curve" svg:x1="8.742cm" svg:y1="11.004cm" svg:x2="12.716cm" svg:y2="14.205cm" draw:start-shape="id5" draw:start-glue-point="2" draw:end-shape="id7" draw:end-glue-point="0" svg:d="m8742 11004c0 2401 3974 801 3974 3201" svg:viewBox="0 0 3975 3202">
          <text:p/>
        </draw:connector>
        <draw:connector draw:style-name="gr3" draw:text-style-name="P1" draw:layer="layout" draw:type="curve" svg:x1="12.716cm" svg:y1="14.93cm" svg:x2="15.777cm" svg:y2="18.215cm" draw:start-shape="id7" draw:start-glue-point="2" draw:end-shape="id8" draw:end-glue-point="0" svg:d="m12716 14930c0 2464 3061 822 3061 3285" svg:viewBox="0 0 3062 3286">
          <text:p/>
        </draw:connector>
        <draw:connector draw:style-name="gr3" draw:text-style-name="P1" draw:layer="layout" draw:type="curve" svg:x1="12.716cm" svg:y1="14.93cm" svg:x2="9.213cm" svg:y2="18.215cm" draw:start-shape="id7" draw:start-glue-point="2" draw:end-shape="id9" draw:end-glue-point="0" svg:d="m12716 14930c0 2464-3503 822-3503 3285" svg:viewBox="0 0 3504 3286">
          <text:p/>
        </draw:connector>
        <draw:connector draw:style-name="gr3" draw:text-style-name="P1" draw:layer="layout" draw:type="curve" svg:x1="12.716cm" svg:y1="14.93cm" svg:x2="12.603cm" svg:y2="18.215cm" draw:start-shape="id7" draw:start-glue-point="2" draw:end-shape="id10" draw:end-glue-point="0" svg:d="m12716 14930c0 2464-113 822-113 3285" svg:viewBox="0 0 114 3286">
          <text:p/>
        </draw:connector>
        <draw:connector draw:style-name="gr2" draw:text-style-name="P1" draw:layer="layout" draw:type="curve" draw:line-skew="3.878cm" svg:x1="5.609cm" svg:y1="7.749cm" svg:x2="8.899cm" svg:y2="25.049cm" draw:start-shape="id3" draw:end-shape="id11" draw:end-glue-point="0" svg:d="m5609 7749c0 18792 3290 10142 3290 17300" svg:viewBox="0 0 3291 17301">
          <text:p/>
        </draw:connector>
        <draw:connector draw:style-name="gr2" draw:text-style-name="P1" draw:layer="layout" draw:type="curve" svg:x1="15.777cm" svg:y1="18.94cm" svg:x2="8.899cm" svg:y2="25.049cm" draw:start-shape="id8" draw:start-glue-point="2" draw:end-shape="id11" svg:d="m15777 18940c0 4582-6878 1528-6878 6109" svg:viewBox="0 0 6879 6110">
          <text:p/>
        </draw:connector>
        <draw:connector draw:style-name="gr2" draw:text-style-name="P1" draw:layer="layout" draw:type="curve" svg:x1="12.603cm" svg:y1="18.94cm" svg:x2="8.899cm" svg:y2="25.049cm" draw:start-shape="id10" draw:start-glue-point="2" draw:end-shape="id11" draw:end-glue-point="0" svg:d="m12603 18940c0 4582-3704 1528-3704 6109" svg:viewBox="0 0 3705 6110">
          <text:p/>
        </draw:connector>
        <draw:connector draw:style-name="gr2" draw:text-style-name="P1" draw:layer="layout" draw:type="curve" svg:x1="9.213cm" svg:y1="18.94cm" svg:x2="8.899cm" svg:y2="25.049cm" draw:start-shape="id9" draw:start-glue-point="2" draw:end-shape="id11" draw:end-glue-point="0" svg:d="m9213 18940c0 4582-314 1528-314 6109" svg:viewBox="0 0 315 6110">
          <text:p/>
        </draw:connector>
        <draw:frame draw:style-name="gr4" draw:text-style-name="P1" xml:id="id1" draw:id="id1" draw:layer="layout" svg:width="2.421cm" svg:height="0.725cm" svg:x="9.231cm" svg:y="2.463cm">
          <draw:text-box>
            <text:p text:style-name="P2"><text:span text:style-name="T1">test_A_3s</text:span></text:p>
          </draw:text-box>
        </draw:frame>
        <draw:frame draw:style-name="gr5" draw:text-style-name="P1" xml:id="id3" draw:id="id3" draw:layer="layout" svg:width="2.968cm" svg:height="0.725cm" svg:x="4.125cm" svg:y="7.024cm">
          <draw:text-box>
            <text:p text:style-name="P2"><text:span text:style-name="T1">test_B2_10s</text:span></text:p>
          </draw:text-box>
        </draw:frame>
        <draw:frame draw:style-name="gr5" draw:text-style-name="P1" xml:id="id2" draw:id="id2" draw:layer="layout" svg:width="2.659cm" svg:height="0.725cm" svg:x="11.081cm" svg:y="6.842cm">
          <draw:text-box>
            <text:p text:style-name="P2"><text:span text:style-name="T1">test_B1_1s</text:span></text:p>
          </draw:text-box>
        </draw:frame>
        <draw:frame draw:style-name="gr5" draw:text-style-name="P1" xml:id="id5" draw:id="id5" draw:layer="layout" svg:width="2.721cm" svg:height="0.725cm" svg:x="7.382cm" svg:y="10.279cm">
          <draw:text-box>
            <text:p text:style-name="P2"><text:span text:style-name="T1">test_C3_3s</text:span></text:p>
          </draw:text-box>
        </draw:frame>
        <draw:frame draw:style-name="gr5" draw:text-style-name="P1" xml:id="id6" draw:id="id6" draw:layer="layout" svg:width="3.005cm" svg:height="0.725cm" svg:x="10.735cm" svg:y="10.279cm">
          <draw:text-box>
            <text:p text:style-name="P2"><text:span text:style-name="T1">test_C2_10s</text:span></text:p>
          </draw:text-box>
        </draw:frame>
        <draw:frame draw:style-name="gr5" draw:text-style-name="P1" xml:id="id4" draw:id="id4" draw:layer="layout" svg:width="2.695cm" svg:height="0.725cm" svg:x="14.165cm" svg:y="10.279cm">
          <draw:text-box>
            <text:p text:style-name="P2"><text:span text:style-name="T1">test_C1_1s</text:span></text:p>
          </draw:text-box>
        </draw:frame>
        <draw:frame draw:style-name="gr5" draw:text-style-name="P1" xml:id="id7" draw:id="id7" draw:layer="layout" svg:width="2.44cm" svg:height="0.725cm" svg:x="11.496cm" svg:y="14.205cm">
          <draw:text-box>
            <text:p text:style-name="P2"><text:span text:style-name="T1">test_D_3s</text:span></text:p>
          </draw:text-box>
        </draw:frame>
        <draw:frame draw:style-name="gr5" draw:text-style-name="P1" xml:id="id9" draw:id="id9" draw:layer="layout" svg:width="2.658cm" svg:height="0.725cm" svg:x="7.884cm" svg:y="18.215cm">
          <draw:text-box>
            <text:p text:style-name="P2"><text:span text:style-name="T1">test_E3_3s</text:span></text:p>
          </draw:text-box>
        </draw:frame>
        <draw:frame draw:style-name="gr5" draw:text-style-name="P1" xml:id="id8" draw:id="id8" draw:layer="layout" svg:width="2.658cm" svg:height="0.725cm" svg:x="14.448cm" svg:y="18.215cm">
          <draw:text-box>
            <text:p text:style-name="P2"><text:span text:style-name="T1">test_E1_1s</text:span></text:p>
          </draw:text-box>
        </draw:frame>
        <draw:frame draw:style-name="gr5" draw:text-style-name="P1" xml:id="id10" draw:id="id10" draw:layer="layout" svg:width="2.946cm" svg:height="0.725cm" svg:x="11.13cm" svg:y="18.215cm">
          <draw:text-box>
            <text:p text:style-name="P2"><text:span text:style-name="T1">test_E2_10s</text:span></text:p>
          </draw:text-box>
        </draw:frame>
        <draw:frame draw:style-name="gr4" draw:text-style-name="P1" xml:id="id11" draw:id="id11" draw:layer="layout" svg:width="2.571cm" svg:height="0.725cm" svg:x="7.614cm" svg:y="25.049cm">
          <draw:text-box>
            <text:p text:style-name="P2"><text:span text:style-name="T1">test_F_3s</text:span></text:p>
          </draw:text-box>
        </draw:frame>
        <draw:frame draw:style-name="gr6" draw:text-style-name="P3" draw:layer="layout" svg:width="4.951cm" svg:height="0.962cm" svg:x="1.181cm" svg:y="1.187cm">
          <draw:text-box>
            <text:p><text:span text:style-name="T2">Initial scenario</text:span></text:p>
          </draw:text-box>
        </draw:frame>
      </draw:page>
      <draw:page draw:name="page2" draw:style-name="dp1" draw:master-page-name="Default">
        <draw:connector draw:style-name="gr1" draw:text-style-name="P1" draw:layer="layout" draw:type="curve" svg:x1="10.442cm" svg:y1="3.187cm" svg:x2="12.411cm" svg:y2="6.841cm" draw:start-shape="id12" draw:end-shape="id13" draw:end-glue-point="0" svg:d="m10442 3187c0 2740 1969 914 1969 3654" svg:viewBox="0 0 1970 3655">
          <text:p/>
        </draw:connector>
        <draw:connector draw:style-name="gr1" draw:text-style-name="P1" draw:layer="layout" draw:type="curve" svg:x1="10.442cm" svg:y1="3.187cm" svg:x2="5.61cm" svg:y2="7.023cm" draw:start-shape="id12" draw:start-glue-point="2" draw:end-shape="id14" draw:end-glue-point="0" svg:d="m10442 3187c0 2877-4832 959-4832 3836" svg:viewBox="0 0 4833 3837">
          <text:p/>
        </draw:connector>
        <draw:connector draw:style-name="gr1" draw:text-style-name="P1" draw:layer="layout" draw:type="curve" svg:x1="12.411cm" svg:y1="7.566cm" svg:x2="15.513cm" svg:y2="10.278cm" draw:start-shape="id13" draw:end-shape="id15" draw:end-glue-point="0" svg:d="m12411 7566c0 2034 3102 678 3102 2712" svg:viewBox="0 0 3103 2713">
          <text:p/>
        </draw:connector>
        <draw:connector draw:style-name="gr1" draw:text-style-name="P1" draw:layer="layout" draw:type="curve" svg:x1="12.411cm" svg:y1="7.566cm" svg:x2="8.743cm" svg:y2="10.278cm" draw:start-shape="id13" draw:end-shape="id16" draw:end-glue-point="0" svg:d="m12411 7566c0 2034-3668 678-3668 2712" svg:viewBox="0 0 3669 2713">
          <text:p/>
        </draw:connector>
        <draw:connector draw:style-name="gr1" draw:text-style-name="P1" draw:layer="layout" draw:type="curve" svg:x1="12.411cm" svg:y1="7.566cm" svg:x2="12.238cm" svg:y2="10.278cm" draw:start-shape="id13" draw:end-shape="id17" draw:end-glue-point="0" svg:d="m12411 7566c0 2034-173 678-173 2712" svg:viewBox="0 0 174 2713">
          <text:p/>
        </draw:connector>
        <draw:connector draw:style-name="gr7" draw:text-style-name="P1" draw:layer="layout" draw:type="curve" svg:x1="15.513cm" svg:y1="11.003cm" svg:x2="12.717cm" svg:y2="14.204cm" draw:start-shape="id15" draw:start-glue-point="2" draw:end-shape="id18" draw:end-glue-point="0" svg:d="m15513 11003c0 2401-2796 801-2796 3201" svg:viewBox="0 0 2797 3202">
          <text:p/>
        </draw:connector>
        <draw:connector draw:style-name="gr7" draw:text-style-name="P1" draw:layer="layout" draw:type="curve" svg:x1="12.238cm" svg:y1="11.003cm" svg:x2="12.717cm" svg:y2="14.204cm" draw:start-shape="id17" draw:start-glue-point="2" draw:end-shape="id18" svg:d="m12238 11003c0 2401 479 801 479 3201" svg:viewBox="0 0 480 3202">
          <text:p/>
        </draw:connector>
        <draw:connector draw:style-name="gr7" draw:text-style-name="P1" draw:layer="layout" draw:type="curve" svg:x1="8.743cm" svg:y1="11.003cm" svg:x2="12.717cm" svg:y2="14.204cm" draw:start-shape="id16" draw:start-glue-point="2" draw:end-shape="id18" draw:end-glue-point="0" svg:d="m8743 11003c0 2401 3974 801 3974 3201" svg:viewBox="0 0 3975 3202">
          <text:p/>
        </draw:connector>
        <draw:connector draw:style-name="gr3" draw:text-style-name="P1" draw:layer="layout" draw:type="curve" svg:x1="12.717cm" svg:y1="14.929cm" svg:x2="15.778cm" svg:y2="18.214cm" draw:start-shape="id18" draw:start-glue-point="2" draw:end-shape="id19" draw:end-glue-point="0" svg:d="m12717 14929c0 2464 3061 822 3061 3285" svg:viewBox="0 0 3062 3286">
          <text:p/>
        </draw:connector>
        <draw:connector draw:style-name="gr3" draw:text-style-name="P1" draw:layer="layout" draw:type="curve" svg:x1="12.717cm" svg:y1="14.929cm" svg:x2="9.214cm" svg:y2="18.214cm" draw:start-shape="id18" draw:start-glue-point="2" draw:end-shape="id20" draw:end-glue-point="0" svg:d="m12717 14929c0 2464-3503 822-3503 3285" svg:viewBox="0 0 3504 3286">
          <text:p/>
        </draw:connector>
        <draw:connector draw:style-name="gr3" draw:text-style-name="P1" draw:layer="layout" draw:type="curve" svg:x1="12.717cm" svg:y1="14.929cm" svg:x2="12.604cm" svg:y2="18.214cm" draw:start-shape="id18" draw:start-glue-point="2" draw:end-shape="id21" draw:end-glue-point="0" svg:d="m12717 14929c0 2464-113 822-113 3285" svg:viewBox="0 0 114 3286">
          <text:p/>
        </draw:connector>
        <draw:connector draw:style-name="gr7" draw:text-style-name="P1" draw:layer="layout" draw:type="curve" draw:line-skew="3.878cm" svg:x1="5.61cm" svg:y1="7.748cm" svg:x2="8.9cm" svg:y2="25.048cm" draw:start-shape="id14" draw:end-shape="id22" draw:end-glue-point="0" svg:d="m5610 7748c0 18792 3290 10142 3290 17300" svg:viewBox="0 0 3291 17301">
          <text:p/>
        </draw:connector>
        <draw:connector draw:style-name="gr7" draw:text-style-name="P1" draw:layer="layout" draw:type="curve" svg:x1="15.778cm" svg:y1="18.939cm" svg:x2="8.9cm" svg:y2="25.048cm" draw:start-shape="id19" draw:start-glue-point="2" draw:end-shape="id22" svg:d="m15778 18939c0 4582-6878 1528-6878 6109" svg:viewBox="0 0 6879 6110">
          <text:p/>
        </draw:connector>
        <draw:connector draw:style-name="gr7" draw:text-style-name="P1" draw:layer="layout" draw:type="curve" svg:x1="12.604cm" svg:y1="18.939cm" svg:x2="8.9cm" svg:y2="25.048cm" draw:start-shape="id21" draw:start-glue-point="2" draw:end-shape="id22" draw:end-glue-point="0" svg:d="m12604 18939c0 4582-3704 1528-3704 6109" svg:viewBox="0 0 3705 6110">
          <text:p/>
        </draw:connector>
        <draw:connector draw:style-name="gr7" draw:text-style-name="P1" draw:layer="layout" draw:type="curve" svg:x1="9.214cm" svg:y1="18.939cm" svg:x2="8.9cm" svg:y2="25.048cm" draw:start-shape="id20" draw:start-glue-point="2" draw:end-shape="id22" draw:end-glue-point="0" svg:d="m9214 18939c0 4582-314 1528-314 6109" svg:viewBox="0 0 315 6110">
          <text:p/>
        </draw:connector>
        <draw:frame draw:style-name="gr4" draw:text-style-name="P1" xml:id="id12" draw:id="id12" draw:layer="layout" svg:width="2.421cm" svg:height="0.725cm" svg:x="9.232cm" svg:y="2.462cm">
          <draw:text-box>
            <text:p text:style-name="P2"><text:span text:style-name="T1">test_A_3s</text:span></text:p>
          </draw:text-box>
        </draw:frame>
        <draw:frame draw:style-name="gr5" draw:text-style-name="P1" xml:id="id14" draw:id="id14" draw:layer="layout" svg:width="2.968cm" svg:height="0.725cm" svg:x="4.126cm" svg:y="7.023cm">
          <draw:text-box>
            <text:p text:style-name="P2"><text:span text:style-name="T1">test_B2_10s</text:span></text:p>
          </draw:text-box>
        </draw:frame>
        <draw:frame draw:style-name="gr5" draw:text-style-name="P1" xml:id="id13" draw:id="id13" draw:layer="layout" svg:width="2.659cm" svg:height="0.725cm" svg:x="11.082cm" svg:y="6.841cm">
          <draw:text-box>
            <text:p text:style-name="P2"><text:span text:style-name="T1">test_B1_1s</text:span></text:p>
          </draw:text-box>
        </draw:frame>
        <draw:frame draw:style-name="gr5" draw:text-style-name="P1" xml:id="id16" draw:id="id16" draw:layer="layout" svg:width="2.721cm" svg:height="0.725cm" svg:x="7.383cm" svg:y="10.278cm">
          <draw:text-box>
            <text:p text:style-name="P2"><text:span text:style-name="T1">test_C3_3s</text:span></text:p>
          </draw:text-box>
        </draw:frame>
        <draw:frame draw:style-name="gr5" draw:text-style-name="P1" xml:id="id17" draw:id="id17" draw:layer="layout" svg:width="3.005cm" svg:height="0.725cm" svg:x="10.736cm" svg:y="10.278cm">
          <draw:text-box>
            <text:p text:style-name="P2"><text:span text:style-name="T1">test_C2_10s</text:span></text:p>
          </draw:text-box>
        </draw:frame>
        <draw:frame draw:style-name="gr5" draw:text-style-name="P1" xml:id="id15" draw:id="id15" draw:layer="layout" svg:width="2.695cm" svg:height="0.725cm" svg:x="14.166cm" svg:y="10.278cm">
          <draw:text-box>
            <text:p text:style-name="P2"><text:span text:style-name="T1">test_C1_1s</text:span></text:p>
          </draw:text-box>
        </draw:frame>
        <draw:frame draw:style-name="gr5" draw:text-style-name="P1" xml:id="id18" draw:id="id18" draw:layer="layout" svg:width="2.44cm" svg:height="0.725cm" svg:x="11.497cm" svg:y="14.204cm">
          <draw:text-box>
            <text:p text:style-name="P2"><text:span text:style-name="T1">test_D_3s</text:span></text:p>
          </draw:text-box>
        </draw:frame>
        <draw:frame draw:style-name="gr5" draw:text-style-name="P1" xml:id="id20" draw:id="id20" draw:layer="layout" svg:width="2.658cm" svg:height="0.725cm" svg:x="7.885cm" svg:y="18.214cm">
          <draw:text-box>
            <text:p text:style-name="P2"><text:span text:style-name="T1">test_E3_3s</text:span></text:p>
          </draw:text-box>
        </draw:frame>
        <draw:frame draw:style-name="gr5" draw:text-style-name="P1" xml:id="id19" draw:id="id19" draw:layer="layout" svg:width="2.658cm" svg:height="0.725cm" svg:x="14.449cm" svg:y="18.214cm">
          <draw:text-box>
            <text:p text:style-name="P2"><text:span text:style-name="T1">test_E1_1s</text:span></text:p>
          </draw:text-box>
        </draw:frame>
        <draw:frame draw:style-name="gr5" draw:text-style-name="P1" xml:id="id21" draw:id="id21" draw:layer="layout" svg:width="2.946cm" svg:height="0.725cm" svg:x="11.131cm" svg:y="18.214cm">
          <draw:text-box>
            <text:p text:style-name="P2"><text:span text:style-name="T1">test_E2_10s</text:span></text:p>
          </draw:text-box>
        </draw:frame>
        <draw:frame draw:style-name="gr4" draw:text-style-name="P1" xml:id="id22" draw:id="id22" draw:layer="layout" svg:width="2.571cm" svg:height="0.725cm" svg:x="7.615cm" svg:y="25.048cm">
          <draw:text-box>
            <text:p text:style-name="P2"><text:span text:style-name="T1">test_F_3s</text:span></text:p>
          </draw:text-box>
        </draw:frame>
        <draw:connector draw:style-name="gr8" draw:text-style-name="P2" draw:layer="layout" draw:line-skew="2.886cm" svg:x1="13.741cm" svg:y1="7.203cm" svg:x2="13.937cm" svg:y2="14.566cm" draw:start-shape="id13" draw:start-glue-point="1" draw:end-shape="id18" draw:end-glue-point="1" svg:d="m13741 7203h3583v7363h-3387" svg:viewBox="0 0 3584 7364">
          <text:p/>
        </draw:connector>
        <draw:frame draw:style-name="gr9" draw:text-style-name="P1" draw:layer="layout" svg:width="2.499cm" svg:height="0.725cm" svg:x="14.949cm" svg:y="6.523cm">
          <draw:text-box>
            <text:p text:style-name="P2"><text:span text:style-name="T1">join trigger</text:span></text:p>
          </draw:text-box>
        </draw:frame>
        <draw:connector draw:style-name="gr8" draw:text-style-name="P2" draw:layer="layout" draw:line-skew="-3.381cm" svg:x1="9.232cm" svg:y1="2.824cm" svg:x2="7.615cm" svg:y2="25.41cm" draw:start-shape="id12" draw:start-glue-point="3" draw:end-shape="id22" draw:end-glue-point="3" svg:d="m9232 2824h-5499v22586h3882" svg:viewBox="0 0 5500 22587">
          <text:p/>
        </draw:connector>
        <draw:frame draw:style-name="gr9" draw:text-style-name="P1" draw:layer="layout" svg:width="2.499cm" svg:height="0.725cm" svg:x="3.768cm" svg:y="2.157cm">
          <draw:text-box>
            <text:p text:style-name="P2"><text:span text:style-name="T1">join trigger</text:span></text:p>
          </draw:text-box>
        </draw:frame>
        <draw:frame draw:style-name="gr6" draw:layer="layout" svg:width="6.953cm" svg:height="0.962cm" svg:x="1.182cm" svg:y="1.186cm">
          <draw:text-box>
            <text:p><text:span text:style-name="T2">OPTION 1:</text:span> Join Plugin</text:p>
          </draw:text-box>
        </draw:frame>
        <draw:frame draw:style-name="gr10" draw:text-style-name="P5" draw:layer="layout" svg:width="8.129cm" svg:height="1.361cm" svg:x="12.171cm" svg:y="3.371cm">
          <draw:text-box>
            <text:p text:style-name="P4"><text:span text:style-name="T3">Doesn't work! test_F is triggered too early, for example.</text:span></text:p>
          </draw:text-box>
        </draw:frame>
      </draw:page>
      <draw:page draw:name="page3" draw:style-name="dp1" draw:master-page-name="Default">
        <draw:connector draw:style-name="gr1" draw:text-style-name="P1" draw:layer="layout" draw:type="curve" svg:x1="10.442cm" svg:y1="3.187cm" svg:x2="12.411cm" svg:y2="6.832cm" draw:start-shape="id23" draw:end-shape="id24" draw:end-glue-point="0" svg:d="m10442 3187c0 2734 1969 912 1969 3645" svg:viewBox="0 0 1970 3646">
          <text:p/>
        </draw:connector>
        <draw:connector draw:style-name="gr1" draw:text-style-name="P1" draw:layer="layout" draw:type="curve" svg:x1="10.442cm" svg:y1="3.187cm" svg:x2="5.61cm" svg:y2="6.832cm" draw:start-shape="id23" draw:start-glue-point="2" draw:end-shape="id25" draw:end-glue-point="0" svg:d="m10442 3187c0 2734-4832 912-4832 3645" svg:viewBox="0 0 4833 3646">
          <text:p/>
        </draw:connector>
        <draw:connector draw:style-name="gr1" draw:text-style-name="P1" draw:layer="layout" draw:type="curve" svg:x1="12.411cm" svg:y1="7.557cm" svg:x2="15.513cm" svg:y2="10.278cm" draw:start-shape="id24" draw:end-shape="id26" draw:end-glue-point="0" svg:d="m12411 7557c0 2041 3102 681 3102 2721" svg:viewBox="0 0 3103 2722">
          <text:p/>
        </draw:connector>
        <draw:connector draw:style-name="gr1" draw:text-style-name="P1" draw:layer="layout" draw:type="curve" svg:x1="12.411cm" svg:y1="7.557cm" svg:x2="8.743cm" svg:y2="10.278cm" draw:start-shape="id24" draw:end-shape="id27" draw:end-glue-point="0" svg:d="m12411 7557c0 2041-3668 681-3668 2721" svg:viewBox="0 0 3669 2722">
          <text:p/>
        </draw:connector>
        <draw:connector draw:style-name="gr1" draw:text-style-name="P1" draw:layer="layout" draw:type="curve" svg:x1="12.411cm" svg:y1="7.557cm" svg:x2="12.238cm" svg:y2="10.278cm" draw:start-shape="id24" draw:end-shape="id28" draw:end-glue-point="0" svg:d="m12411 7557c0 2041-173 681-173 2721" svg:viewBox="0 0 174 2722">
          <text:p/>
        </draw:connector>
        <draw:connector draw:style-name="gr7" draw:text-style-name="P1" draw:layer="layout" draw:type="curve" svg:x1="15.513cm" svg:y1="11.003cm" svg:x2="12.717cm" svg:y2="14.204cm" draw:start-shape="id26" draw:start-glue-point="2" draw:end-shape="id29" draw:end-glue-point="0" svg:d="m15513 11003c0 2401-2796 801-2796 3201" svg:viewBox="0 0 2797 3202">
          <text:p/>
        </draw:connector>
        <draw:connector draw:style-name="gr7" draw:text-style-name="P1" draw:layer="layout" draw:type="curve" svg:x1="12.238cm" svg:y1="11.003cm" svg:x2="12.717cm" svg:y2="14.204cm" draw:start-shape="id28" draw:start-glue-point="2" draw:end-shape="id29" svg:d="m12238 11003c0 2401 479 801 479 3201" svg:viewBox="0 0 480 3202">
          <text:p/>
        </draw:connector>
        <draw:connector draw:style-name="gr7" draw:text-style-name="P1" draw:layer="layout" draw:type="curve" svg:x1="8.743cm" svg:y1="11.003cm" svg:x2="12.717cm" svg:y2="14.204cm" draw:start-shape="id27" draw:start-glue-point="2" draw:end-shape="id29" draw:end-glue-point="0" svg:d="m8743 11003c0 2401 3974 801 3974 3201" svg:viewBox="0 0 3975 3202">
          <text:p/>
        </draw:connector>
        <draw:connector draw:style-name="gr3" draw:text-style-name="P1" draw:layer="layout" draw:type="curve" svg:x1="12.717cm" svg:y1="14.929cm" svg:x2="15.778cm" svg:y2="18.214cm" draw:start-shape="id29" draw:start-glue-point="2" draw:end-shape="id30" draw:end-glue-point="0" svg:d="m12717 14929c0 2464 3061 822 3061 3285" svg:viewBox="0 0 3062 3286">
          <text:p/>
        </draw:connector>
        <draw:connector draw:style-name="gr3" draw:text-style-name="P1" draw:layer="layout" draw:type="curve" svg:x1="12.717cm" svg:y1="14.929cm" svg:x2="9.214cm" svg:y2="18.214cm" draw:start-shape="id29" draw:start-glue-point="2" draw:end-shape="id31" draw:end-glue-point="0" svg:d="m12717 14929c0 2464-3503 822-3503 3285" svg:viewBox="0 0 3504 3286">
          <text:p/>
        </draw:connector>
        <draw:connector draw:style-name="gr3" draw:text-style-name="P1" draw:layer="layout" draw:type="curve" svg:x1="12.717cm" svg:y1="14.929cm" svg:x2="12.604cm" svg:y2="18.214cm" draw:start-shape="id29" draw:start-glue-point="2" draw:end-shape="id32" draw:end-glue-point="0" svg:d="m12717 14929c0 2464-113 822-113 3285" svg:viewBox="0 0 114 3286">
          <text:p/>
        </draw:connector>
        <draw:connector draw:style-name="gr7" draw:text-style-name="P1" draw:layer="layout" draw:type="curve" draw:line-skew="3.878cm" svg:x1="5.61cm" svg:y1="7.557cm" svg:x2="8.9cm" svg:y2="25.048cm" draw:start-shape="id25" draw:end-shape="id33" draw:end-glue-point="0" svg:d="m5610 7557c0 18936 3290 10191 3290 17491" svg:viewBox="0 0 3291 17492">
          <text:p/>
        </draw:connector>
        <draw:connector draw:style-name="gr7" draw:text-style-name="P1" draw:layer="layout" draw:type="curve" svg:x1="15.778cm" svg:y1="18.939cm" svg:x2="8.9cm" svg:y2="25.048cm" draw:start-shape="id30" draw:start-glue-point="2" draw:end-shape="id33" svg:d="m15778 18939c0 4582-6878 1528-6878 6109" svg:viewBox="0 0 6879 6110">
          <text:p/>
        </draw:connector>
        <draw:connector draw:style-name="gr7" draw:text-style-name="P1" draw:layer="layout" draw:type="curve" svg:x1="12.604cm" svg:y1="18.939cm" svg:x2="8.9cm" svg:y2="25.048cm" draw:start-shape="id32" draw:start-glue-point="2" draw:end-shape="id33" draw:end-glue-point="0" svg:d="m12604 18939c0 4582-3704 1528-3704 6109" svg:viewBox="0 0 3705 6110">
          <text:p/>
        </draw:connector>
        <draw:connector draw:style-name="gr7" draw:text-style-name="P1" draw:layer="layout" draw:type="curve" svg:x1="9.214cm" svg:y1="18.939cm" svg:x2="8.9cm" svg:y2="25.048cm" draw:start-shape="id31" draw:start-glue-point="2" draw:end-shape="id33" draw:end-glue-point="0" svg:d="m9214 18939c0 4582-314 1528-314 6109" svg:viewBox="0 0 315 6110">
          <text:p/>
        </draw:connector>
        <draw:frame draw:style-name="gr4" draw:text-style-name="P1" xml:id="id23" draw:id="id23" draw:layer="layout" svg:width="2.421cm" svg:height="0.725cm" svg:x="9.232cm" svg:y="2.462cm">
          <draw:text-box>
            <text:p text:style-name="P2"><text:span text:style-name="T1">test_A_3s</text:span></text:p>
          </draw:text-box>
        </draw:frame>
        <draw:frame draw:style-name="gr5" draw:text-style-name="P1" xml:id="id25" draw:id="id25" draw:layer="layout" svg:width="2.968cm" svg:height="0.725cm" svg:x="4.126cm" svg:y="6.832cm">
          <draw:text-box>
            <text:p text:style-name="P2"><text:span text:style-name="T1">test_B2_10s</text:span></text:p>
          </draw:text-box>
        </draw:frame>
        <draw:frame draw:style-name="gr5" draw:text-style-name="P1" xml:id="id24" draw:id="id24" draw:layer="layout" svg:width="2.659cm" svg:height="0.725cm" svg:x="11.082cm" svg:y="6.832cm">
          <draw:text-box>
            <text:p text:style-name="P2"><text:span text:style-name="T1">test_B1_1s</text:span></text:p>
          </draw:text-box>
        </draw:frame>
        <draw:frame draw:style-name="gr5" draw:text-style-name="P1" xml:id="id27" draw:id="id27" draw:layer="layout" svg:width="2.721cm" svg:height="0.725cm" svg:x="7.383cm" svg:y="10.278cm">
          <draw:text-box>
            <text:p text:style-name="P2"><text:span text:style-name="T1">test_C3_3s</text:span></text:p>
          </draw:text-box>
        </draw:frame>
        <draw:frame draw:style-name="gr5" draw:text-style-name="P1" xml:id="id28" draw:id="id28" draw:layer="layout" svg:width="3.005cm" svg:height="0.725cm" svg:x="10.736cm" svg:y="10.278cm">
          <draw:text-box>
            <text:p text:style-name="P2"><text:span text:style-name="T1">test_C2_10s</text:span></text:p>
          </draw:text-box>
        </draw:frame>
        <draw:frame draw:style-name="gr5" draw:text-style-name="P1" xml:id="id26" draw:id="id26" draw:layer="layout" svg:width="2.695cm" svg:height="0.725cm" svg:x="14.166cm" svg:y="10.278cm">
          <draw:text-box>
            <text:p text:style-name="P2"><text:span text:style-name="T1">test_C1_1s</text:span></text:p>
          </draw:text-box>
        </draw:frame>
        <draw:frame draw:style-name="gr5" draw:text-style-name="P1" xml:id="id29" draw:id="id29" draw:layer="layout" svg:width="2.44cm" svg:height="0.725cm" svg:x="11.497cm" svg:y="14.204cm">
          <draw:text-box>
            <text:p text:style-name="P2"><text:span text:style-name="T1">test_D_3s</text:span></text:p>
          </draw:text-box>
        </draw:frame>
        <draw:frame draw:style-name="gr5" draw:text-style-name="P1" xml:id="id31" draw:id="id31" draw:layer="layout" svg:width="2.658cm" svg:height="0.725cm" svg:x="7.885cm" svg:y="18.214cm">
          <draw:text-box>
            <text:p text:style-name="P2"><text:span text:style-name="T1">test_E3_3s</text:span></text:p>
          </draw:text-box>
        </draw:frame>
        <draw:frame draw:style-name="gr5" draw:text-style-name="P1" xml:id="id30" draw:id="id30" draw:layer="layout" svg:width="2.658cm" svg:height="0.725cm" svg:x="14.449cm" svg:y="18.214cm">
          <draw:text-box>
            <text:p text:style-name="P2"><text:span text:style-name="T1">test_E1_1s</text:span></text:p>
          </draw:text-box>
        </draw:frame>
        <draw:frame draw:style-name="gr5" draw:text-style-name="P1" xml:id="id32" draw:id="id32" draw:layer="layout" svg:width="2.946cm" svg:height="0.725cm" svg:x="11.131cm" svg:y="18.214cm">
          <draw:text-box>
            <text:p text:style-name="P2"><text:span text:style-name="T1">test_E2_10s</text:span></text:p>
          </draw:text-box>
        </draw:frame>
        <draw:frame draw:style-name="gr4" draw:text-style-name="P1" xml:id="id33" draw:id="id33" draw:layer="layout" svg:width="2.571cm" svg:height="0.725cm" svg:x="7.615cm" svg:y="25.048cm">
          <draw:text-box>
            <text:p text:style-name="P2"><text:span text:style-name="T1">test_F_3s</text:span></text:p>
          </draw:text-box>
        </draw:frame>
        <draw:frame draw:style-name="gr6" draw:layer="layout" svg:width="10.442cm" svg:height="0.962cm" svg:x="1.182cm" svg:y="1.186cm">
          <draw:text-box>
            <text:p><text:span text:style-name="T2">OPTION 2:</text:span> Promoted Builds Plugin</text:p>
          </draw:text-box>
        </draw:frame>
        <draw:connector draw:style-name="gr11" draw:text-style-name="P2" xml:id="id36" draw:id="id36" draw:layer="layout" draw:line-skew="3.409cm" svg:x1="13.741cm" svg:y1="7.194cm" svg:x2="13.912cm" svg:y2="14.54cm" draw:start-shape="id24" draw:start-glue-point="1" svg:d="m13741 7194h3910v7346h-3739" svg:viewBox="0 0 3911 7347">
          <text:p/>
        </draw:connector>
        <draw:connector draw:style-name="gr12" draw:text-style-name="P2" draw:layer="layout" draw:line-skew="-4.501cm" svg:x1="9.232cm" svg:y1="2.824cm" svg:x2="7.59cm" svg:y2="25.384cm" draw:start-shape="id23" draw:start-glue-point="3" svg:d="m9232 2824h-5572v22560h3930" svg:viewBox="0 0 5573 22561">
          <text:p/>
        </draw:connector>
        <draw:frame draw:style-name="gr13" draw:text-style-name="P6" xml:id="id34" draw:id="id34" draw:layer="layout" svg:width="7.396cm" svg:height="1.865cm" svg:x="12.785cm" svg:y="3.245cm">
          <draw:text-box>
            <text:p text:style-name="P4"><text:span text:style-name="T4">promote condition:</text:span></text:p>
            <text:p text:style-name="P4"><text:span text:style-name="T1">test_B and test_E* succeed</text:span></text:p>
            <text:p text:style-name="P4"><text:span text:style-name="T4">promote action:</text:span><text:span text:style-name="T1"> trigger test_F</text:span></text:p>
          </draw:text-box>
        </draw:frame>
        <draw:connector draw:style-name="gr14" draw:text-style-name="P2" draw:layer="layout" draw:line-skew="-1.072cm" svg:x1="12.785cm" svg:y1="4.177cm" svg:x2="3.696cm" svg:y2="5.002cm" draw:start-shape="id34" draw:start-glue-point="3" svg:d="m12785 4177h-5866v825h-3223" svg:viewBox="0 0 9090 826">
          <text:p/>
        </draw:connector>
        <draw:frame draw:style-name="gr15" draw:text-style-name="P6" xml:id="id35" draw:id="id35" draw:layer="layout" svg:width="7.396cm" svg:height="1.865cm" svg:x="12.286cm" svg:y="23.246cm">
          <draw:text-box>
            <text:p text:style-name="P4"><text:span text:style-name="T4">promote condition:</text:span></text:p>
            <text:p text:style-name="P4"><text:span text:style-name="T1">test_C* succeed</text:span></text:p>
            <text:p text:style-name="P4"><text:span text:style-name="T4">promote action:</text:span><text:span text:style-name="T1"> trigger test_D</text:span></text:p>
          </draw:text-box>
        </draw:frame>
        <draw:connector draw:style-name="gr14" draw:text-style-name="P2" draw:layer="layout" draw:line-skew="2.035cm" svg:x1="15.984cm" svg:y1="23.246cm" svg:x2="17.651cm" svg:y2="10.871cm" draw:start-shape="id35" draw:start-glue-point="0" draw:end-shape="id36" draw:end-glue-point="0" svg:d="m15984 23246v-2224h2193v-10151h-526" svg:viewBox="0 0 2194 12376">
          <text:p/>
        </draw:connector>
        <draw:connector draw:style-name="gr7" draw:text-style-name="P1" draw:layer="layout" draw:type="curve" svg:x1="5.61cm" svg:y1="7.557cm" svg:x2="9.214cm" svg:y2="18.214cm" draw:start-shape="id25" draw:start-glue-point="2" draw:end-shape="id31" draw:end-glue-point="0" svg:d="m5610 7557c0 7993 3604 2665 3604 10657" svg:viewBox="0 0 3605 10658">
          <text:p/>
        </draw:connector>
      </draw:page>
      <draw:page draw:name="page4" draw:style-name="dp1" draw:master-page-name="Default">
        <draw:connector draw:style-name="gr1" draw:text-style-name="P1" draw:layer="layout" draw:type="curve" svg:x1="2.486cm" svg:y1="7.687cm" svg:x2="5.328cm" svg:y2="5.236cm" draw:start-shape="id37" draw:start-glue-point="1" draw:end-shape="id38" draw:end-glue-point="3" svg:d="m2486 7687c2131 0 711-2451 2842-2451" svg:viewBox="0 0 2843 2452">
          <text:p/>
        </draw:connector>
        <draw:connector draw:style-name="gr1" draw:text-style-name="P1" draw:layer="layout" draw:type="curve" svg:x1="2.486cm" svg:y1="7.687cm" svg:x2="5.317cm" svg:y2="10.604cm" draw:start-shape="id37" draw:start-glue-point="1" draw:end-shape="id39" draw:end-glue-point="3" svg:d="m2486 7687c2124 0 709 2917 2831 2917" svg:viewBox="0 0 2832 2918">
          <text:p/>
        </draw:connector>
        <draw:connector draw:style-name="gr1" draw:text-style-name="P1" draw:layer="layout" draw:type="curve" svg:x1="6.399cm" svg:y1="5.236cm" svg:x2="9.464cm" svg:y2="6.769cm" draw:start-shape="id38" draw:start-glue-point="1" draw:end-shape="id40" draw:end-glue-point="3" svg:d="m6399 5236c2299 0 767 1533 3065 1533" svg:viewBox="0 0 3066 1534">
          <text:p/>
        </draw:connector>
        <draw:connector draw:style-name="gr1" draw:text-style-name="P1" draw:layer="layout" draw:type="curve" svg:x1="6.399cm" svg:y1="5.236cm" svg:x2="9.472cm" svg:y2="3.703cm" draw:start-shape="id38" draw:start-glue-point="1" draw:end-shape="id41" draw:end-glue-point="3" svg:d="m6399 5236c2305 0 769-1533 3073-1533" svg:viewBox="0 0 3074 1534">
          <text:p/>
        </draw:connector>
        <draw:connector draw:style-name="gr1" draw:text-style-name="P1" draw:layer="layout" draw:type="curve" svg:x1="6.399cm" svg:y1="5.236cm" svg:x2="9.447cm" svg:y2="5.236cm" draw:start-shape="id38" draw:start-glue-point="1" draw:end-shape="id42" draw:end-glue-point="3" svg:d="m6399 5236h3048" svg:viewBox="0 0 3049 1">
          <text:p/>
        </draw:connector>
        <draw:connector draw:style-name="gr2" draw:text-style-name="P1" draw:layer="layout" draw:type="curve" svg:x1="10.523cm" svg:y1="6.769cm" svg:x2="13.304cm" svg:y2="5.236cm" draw:start-shape="id40" draw:end-shape="id43" draw:end-glue-point="3" svg:d="m10523 6769c2086 0 696-1533 2781-1533" svg:viewBox="0 0 2782 1534">
          <text:p/>
        </draw:connector>
        <draw:connector draw:style-name="gr2" draw:text-style-name="P1" draw:layer="layout" draw:type="curve" svg:x1="10.539cm" svg:y1="5.236cm" svg:x2="13.304cm" svg:y2="5.236cm" draw:start-shape="id42" draw:start-glue-point="1" draw:end-shape="id43" draw:end-glue-point="3" svg:d="m10539 5236h2765" svg:viewBox="0 0 2766 1">
          <text:p/>
        </draw:connector>
        <draw:connector draw:style-name="gr2" draw:text-style-name="P1" draw:layer="layout" draw:type="curve" svg:x1="10.515cm" svg:y1="3.703cm" svg:x2="13.304cm" svg:y2="5.236cm" draw:start-shape="id41" draw:start-glue-point="1" draw:end-shape="id43" draw:end-glue-point="3" svg:d="m10515 3703c2092 0 698 1533 2789 1533" svg:viewBox="0 0 2790 1534">
          <text:p/>
        </draw:connector>
        <draw:connector draw:style-name="gr3" draw:text-style-name="P1" draw:layer="layout" draw:type="curve" svg:x1="14.202cm" svg:y1="5.236cm" svg:x2="17.245cm" svg:y2="3.479cm" draw:start-shape="id43" draw:start-glue-point="1" draw:end-shape="id44" draw:end-glue-point="3" svg:d="m14202 5236c2283 0 762-1757 3043-1757" svg:viewBox="0 0 3044 1758">
          <text:p/>
        </draw:connector>
        <draw:connector draw:style-name="gr3" draw:text-style-name="P1" draw:layer="layout" draw:type="curve" svg:x1="14.202cm" svg:y1="5.236cm" svg:x2="17.199cm" svg:y2="5.236cm" draw:start-shape="id43" draw:start-glue-point="1" draw:end-shape="id45" draw:end-glue-point="3" svg:d="m14202 5236h2997" svg:viewBox="0 0 2998 1">
          <text:p/>
        </draw:connector>
        <draw:connector draw:style-name="gr2" draw:text-style-name="P1" draw:layer="layout" draw:type="curve" draw:line-skew="4.902cm" svg:x1="6.41cm" svg:y1="10.604cm" svg:x2="22.194cm" svg:y2="5.236cm" draw:start-shape="id39" draw:start-glue-point="1" draw:end-shape="id46" draw:end-glue-point="3" svg:d="m6410 10604c19191 0 11299-5368 15784-5368" svg:viewBox="0 0 15785 5369">
          <text:p/>
        </draw:connector>
        <draw:connector draw:style-name="gr2" draw:text-style-name="P1" draw:layer="layout" draw:type="curve" svg:x1="18.294cm" svg:y1="7.369cm" svg:x2="22.194cm" svg:y2="5.236cm" draw:start-shape="id47" draw:start-glue-point="1" draw:end-shape="id46" draw:end-glue-point="3" svg:d="m18294 7369c2925 0 975-2133 3900-2133" svg:viewBox="0 0 3901 2134">
          <text:p/>
        </draw:connector>
        <draw:connector draw:style-name="gr2" draw:text-style-name="P1" draw:layer="layout" draw:type="curve" svg:x1="18.337cm" svg:y1="5.236cm" svg:x2="22.194cm" svg:y2="5.236cm" draw:start-shape="id45" draw:start-glue-point="1" draw:end-shape="id46" draw:end-glue-point="3" svg:d="m18337 5236h3857" svg:viewBox="0 0 3858 1">
          <text:p/>
        </draw:connector>
        <draw:connector draw:style-name="gr2" draw:text-style-name="P1" draw:layer="layout" draw:type="curve" svg:x1="18.292cm" svg:y1="3.479cm" svg:x2="22.194cm" svg:y2="5.236cm" draw:start-shape="id44" draw:start-glue-point="1" draw:end-shape="id46" draw:end-glue-point="3" svg:d="m18292 3479c2926 0 976 1757 3902 1757" svg:viewBox="0 0 3903 1758">
          <text:p/>
        </draw:connector>
        <draw:frame draw:style-name="gr16" draw:text-style-name="P1" xml:id="id37" draw:id="id37" draw:layer="layout" svg:width="1.179cm" svg:height="0.725cm" svg:x="1.307cm" svg:y="7.325cm">
          <draw:text-box>
            <text:p text:style-name="P2"><text:span text:style-name="T1">A</text:span></text:p>
          </draw:text-box>
        </draw:frame>
        <draw:frame draw:style-name="gr17" draw:text-style-name="P1" xml:id="id39" draw:id="id39" draw:layer="layout" svg:width="1.093cm" svg:height="0.725cm" svg:x="5.317cm" svg:y="10.242cm">
          <draw:text-box>
            <text:p text:style-name="P2"><text:span text:style-name="T1">B2</text:span></text:p>
          </draw:text-box>
        </draw:frame>
        <draw:frame draw:style-name="gr17" draw:text-style-name="P1" xml:id="id38" draw:id="id38" draw:layer="layout" svg:width="1.071cm" svg:height="0.725cm" svg:x="5.328cm" svg:y="4.874cm">
          <draw:text-box>
            <text:p text:style-name="P2"><text:span text:style-name="T1">B1</text:span></text:p>
          </draw:text-box>
        </draw:frame>
        <draw:frame draw:style-name="gr17" draw:text-style-name="P1" xml:id="id41" draw:id="id41" draw:layer="layout" svg:width="1.043cm" svg:height="0.725cm" svg:x="9.472cm" svg:y="3.341cm">
          <draw:text-box>
            <text:p text:style-name="P2"><text:span text:style-name="T1">C1</text:span></text:p>
          </draw:text-box>
        </draw:frame>
        <draw:frame draw:style-name="gr17" draw:text-style-name="P1" xml:id="id42" draw:id="id42" draw:layer="layout" svg:width="1.092cm" svg:height="0.725cm" svg:x="9.447cm" svg:y="4.874cm">
          <draw:text-box>
            <text:p text:style-name="P2"><text:span text:style-name="T1">C2</text:span></text:p>
          </draw:text-box>
        </draw:frame>
        <draw:frame draw:style-name="gr17" draw:text-style-name="P1" xml:id="id40" draw:id="id40" draw:layer="layout" svg:width="1.059cm" svg:height="0.725cm" svg:x="9.464cm" svg:y="6.407cm">
          <draw:text-box>
            <text:p text:style-name="P2"><text:span text:style-name="T1">C3</text:span></text:p>
          </draw:text-box>
        </draw:frame>
        <draw:frame draw:style-name="gr17" draw:text-style-name="P1" xml:id="id43" draw:id="id43" draw:layer="layout" svg:width="0.898cm" svg:height="0.725cm" svg:x="13.304cm" svg:y="4.874cm">
          <draw:text-box>
            <text:p text:style-name="P2"><text:span text:style-name="T1">D</text:span></text:p>
          </draw:text-box>
        </draw:frame>
        <draw:frame draw:style-name="gr17" draw:text-style-name="P1" xml:id="id44" draw:id="id44" draw:layer="layout" svg:width="1.047cm" svg:height="0.725cm" svg:x="17.245cm" svg:y="3.117cm">
          <draw:text-box>
            <text:p text:style-name="P2"><text:span text:style-name="T1">E1</text:span></text:p>
          </draw:text-box>
        </draw:frame>
        <draw:frame draw:style-name="gr17" draw:text-style-name="P1" xml:id="id47" draw:id="id47" draw:layer="layout" svg:width="1.051cm" svg:height="0.725cm" svg:x="17.243cm" svg:y="7.007cm">
          <draw:text-box>
            <text:p text:style-name="P2"><text:span text:style-name="T1">E3</text:span></text:p>
          </draw:text-box>
        </draw:frame>
        <draw:frame draw:style-name="gr17" draw:text-style-name="P1" xml:id="id45" draw:id="id45" draw:layer="layout" svg:width="1.138cm" svg:height="0.725cm" svg:x="17.199cm" svg:y="4.874cm">
          <draw:text-box>
            <text:p text:style-name="P2"><text:span text:style-name="T1">E2</text:span></text:p>
          </draw:text-box>
        </draw:frame>
        <draw:frame draw:style-name="gr16" draw:text-style-name="P1" xml:id="id46" draw:id="id46" draw:layer="layout" svg:width="0.938cm" svg:height="0.725cm" svg:x="22.194cm" svg:y="4.874cm">
          <draw:text-box>
            <text:p text:style-name="P2"><text:span text:style-name="T1">F</text:span></text:p>
          </draw:text-box>
        </draw:frame>
        <draw:connector draw:style-name="gr2" draw:text-style-name="P1" draw:layer="layout" draw:type="curve" svg:x1="6.41cm" svg:y1="10.604cm" svg:x2="17.243cm" svg:y2="7.369cm" draw:start-shape="id39" draw:start-glue-point="1" draw:end-shape="id47" draw:end-glue-point="3" svg:d="m6410 10604c8125 0 2709-3235 10833-3235" svg:viewBox="0 0 10834 3236">
          <text:p/>
        </draw:connector>
        <draw:connector draw:style-name="gr3" draw:text-style-name="P1" draw:layer="layout" draw:type="curve" svg:x1="14.202cm" svg:y1="5.236cm" svg:x2="17.243cm" svg:y2="7.369cm" draw:start-shape="id43" draw:start-glue-point="1" draw:end-shape="id47" draw:end-glue-point="3" svg:d="m14202 5236c2281 0 761 2133 3041 2133" svg:viewBox="0 0 3042 2134">
          <text:p/>
        </draw:connector>
      </draw:page>
      <draw:page draw:name="page5" draw:style-name="dp1" draw:master-page-name="Default">
        <draw:custom-shape draw:style-name="gr18" draw:text-style-name="P2" draw:layer="layout" svg:width="2.654cm" svg:height="7.146cm" svg:x="4.357cm" svg:y="4.2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2.573cm" svg:height="4.873cm" svg:x="8.529cm" svg:y="2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2.536cm" svg:height="1.909cm" svg:x="12.275cm" svg:y="4.0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2.574cm" svg:height="3.262cm" svg:x="16.438cm" svg:y="2.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2.493cm" svg:height="1.992cm" svg:x="16.274cm" svg:y="6.3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2.712cm" svg:height="1.992cm" svg:x="21.019cm" svg:y="4.2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2.486cm" svg:y1="7.687cm" svg:x2="5.328cm" svg:y2="5.236cm" draw:start-shape="id48" draw:start-glue-point="1" draw:end-shape="id49" draw:end-glue-point="3" svg:d="m2486 7687c2131 0 711-2451 2842-2451" svg:viewBox="0 0 2843 2452">
          <text:p/>
        </draw:connector>
        <draw:connector draw:style-name="gr1" draw:text-style-name="P1" draw:layer="layout" draw:type="curve" svg:x1="2.486cm" svg:y1="7.687cm" svg:x2="5.317cm" svg:y2="10.604cm" draw:start-shape="id48" draw:start-glue-point="1" draw:end-shape="id50" draw:end-glue-point="3" svg:d="m2486 7687c2124 0 709 2917 2831 2917" svg:viewBox="0 0 2832 2918">
          <text:p/>
        </draw:connector>
        <draw:connector draw:style-name="gr1" draw:text-style-name="P1" draw:layer="layout" draw:type="curve" svg:x1="6.399cm" svg:y1="5.236cm" svg:x2="9.464cm" svg:y2="6.769cm" draw:start-shape="id49" draw:start-glue-point="1" draw:end-shape="id51" draw:end-glue-point="3" svg:d="m6399 5236c2299 0 767 1533 3065 1533" svg:viewBox="0 0 3066 1534">
          <text:p/>
        </draw:connector>
        <draw:connector draw:style-name="gr1" draw:text-style-name="P1" draw:layer="layout" draw:type="curve" svg:x1="6.399cm" svg:y1="5.236cm" svg:x2="9.472cm" svg:y2="3.703cm" draw:start-shape="id49" draw:start-glue-point="1" draw:end-shape="id52" draw:end-glue-point="3" svg:d="m6399 5236c2305 0 769-1533 3073-1533" svg:viewBox="0 0 3074 1534">
          <text:p/>
        </draw:connector>
        <draw:connector draw:style-name="gr1" draw:text-style-name="P1" draw:layer="layout" draw:type="curve" svg:x1="6.399cm" svg:y1="5.236cm" svg:x2="9.447cm" svg:y2="5.236cm" draw:start-shape="id49" draw:start-glue-point="1" draw:end-shape="id53" draw:end-glue-point="3" svg:d="m6399 5236h3048" svg:viewBox="0 0 3049 1">
          <text:p/>
        </draw:connector>
        <draw:connector draw:style-name="gr2" draw:text-style-name="P1" draw:layer="layout" draw:type="curve" svg:x1="10.523cm" svg:y1="6.769cm" svg:x2="13.304cm" svg:y2="5.236cm" draw:start-shape="id51" draw:end-shape="id54" draw:end-glue-point="3" svg:d="m10523 6769c2086 0 696-1533 2781-1533" svg:viewBox="0 0 2782 1534">
          <text:p/>
        </draw:connector>
        <draw:connector draw:style-name="gr2" draw:text-style-name="P1" draw:layer="layout" draw:type="curve" svg:x1="10.539cm" svg:y1="5.236cm" svg:x2="13.304cm" svg:y2="5.236cm" draw:start-shape="id53" draw:start-glue-point="1" draw:end-shape="id54" draw:end-glue-point="3" svg:d="m10539 5236h2765" svg:viewBox="0 0 2766 1">
          <text:p/>
        </draw:connector>
        <draw:connector draw:style-name="gr2" draw:text-style-name="P1" draw:layer="layout" draw:type="curve" svg:x1="10.515cm" svg:y1="3.703cm" svg:x2="13.304cm" svg:y2="5.236cm" draw:start-shape="id52" draw:start-glue-point="1" draw:end-shape="id54" draw:end-glue-point="3" svg:d="m10515 3703c2092 0 698 1533 2789 1533" svg:viewBox="0 0 2790 1534">
          <text:p/>
        </draw:connector>
        <draw:connector draw:style-name="gr3" draw:text-style-name="P1" draw:layer="layout" draw:type="curve" svg:x1="14.202cm" svg:y1="5.236cm" svg:x2="17.245cm" svg:y2="3.479cm" draw:start-shape="id54" draw:start-glue-point="1" draw:end-shape="id55" draw:end-glue-point="3" svg:d="m14202 5236c2283 0 762-1757 3043-1757" svg:viewBox="0 0 3044 1758">
          <text:p/>
        </draw:connector>
        <draw:connector draw:style-name="gr3" draw:text-style-name="P1" draw:layer="layout" draw:type="curve" svg:x1="14.202cm" svg:y1="5.236cm" svg:x2="17.199cm" svg:y2="5.236cm" draw:start-shape="id54" draw:start-glue-point="1" draw:end-shape="id56" draw:end-glue-point="3" svg:d="m14202 5236h2997" svg:viewBox="0 0 2998 1">
          <text:p/>
        </draw:connector>
        <draw:connector draw:style-name="gr2" draw:text-style-name="P1" draw:layer="layout" draw:type="curve" draw:line-skew="4.902cm" svg:x1="6.41cm" svg:y1="10.604cm" svg:x2="22.194cm" svg:y2="5.236cm" draw:start-shape="id50" draw:start-glue-point="1" draw:end-shape="id57" draw:end-glue-point="3" svg:d="m6410 10604c19191 0 11299-5368 15784-5368" svg:viewBox="0 0 15785 5369">
          <text:p/>
        </draw:connector>
        <draw:connector draw:style-name="gr2" draw:text-style-name="P1" draw:layer="layout" draw:type="curve" svg:x1="18.294cm" svg:y1="7.369cm" svg:x2="22.194cm" svg:y2="5.236cm" draw:start-shape="id58" draw:start-glue-point="1" draw:end-shape="id57" draw:end-glue-point="3" svg:d="m18294 7369c2925 0 975-2133 3900-2133" svg:viewBox="0 0 3901 2134">
          <text:p/>
        </draw:connector>
        <draw:connector draw:style-name="gr2" draw:text-style-name="P1" draw:layer="layout" draw:type="curve" svg:x1="18.337cm" svg:y1="5.236cm" svg:x2="22.194cm" svg:y2="5.236cm" draw:start-shape="id56" draw:start-glue-point="1" draw:end-shape="id57" draw:end-glue-point="3" svg:d="m18337 5236h3857" svg:viewBox="0 0 3858 1">
          <text:p/>
        </draw:connector>
        <draw:connector draw:style-name="gr2" draw:text-style-name="P1" draw:layer="layout" draw:type="curve" svg:x1="18.292cm" svg:y1="3.479cm" svg:x2="22.194cm" svg:y2="5.236cm" draw:start-shape="id55" draw:start-glue-point="1" draw:end-shape="id57" draw:end-glue-point="3" svg:d="m18292 3479c2926 0 976 1757 3902 1757" svg:viewBox="0 0 3903 1758">
          <text:p/>
        </draw:connector>
        <draw:frame draw:style-name="gr16" draw:text-style-name="P1" xml:id="id48" draw:id="id48" draw:layer="layout" svg:width="1.179cm" svg:height="0.725cm" svg:x="1.307cm" svg:y="7.325cm">
          <draw:text-box>
            <text:p text:style-name="P2"><text:span text:style-name="T1">A</text:span></text:p>
          </draw:text-box>
        </draw:frame>
        <draw:frame draw:style-name="gr17" draw:text-style-name="P1" xml:id="id50" draw:id="id50" draw:layer="layout" svg:width="1.093cm" svg:height="0.725cm" svg:x="5.317cm" svg:y="10.242cm">
          <draw:text-box>
            <text:p text:style-name="P2"><text:span text:style-name="T1">B2</text:span></text:p>
          </draw:text-box>
        </draw:frame>
        <draw:frame draw:style-name="gr17" draw:text-style-name="P1" xml:id="id49" draw:id="id49" draw:layer="layout" svg:width="1.071cm" svg:height="0.725cm" svg:x="5.328cm" svg:y="4.874cm">
          <draw:text-box>
            <text:p text:style-name="P2"><text:span text:style-name="T1">B1</text:span></text:p>
          </draw:text-box>
        </draw:frame>
        <draw:frame draw:style-name="gr17" draw:text-style-name="P1" xml:id="id52" draw:id="id52" draw:layer="layout" svg:width="1.043cm" svg:height="0.725cm" svg:x="9.472cm" svg:y="3.341cm">
          <draw:text-box>
            <text:p text:style-name="P2"><text:span text:style-name="T1">C1</text:span></text:p>
          </draw:text-box>
        </draw:frame>
        <draw:frame draw:style-name="gr17" draw:text-style-name="P1" xml:id="id53" draw:id="id53" draw:layer="layout" svg:width="1.092cm" svg:height="0.725cm" svg:x="9.447cm" svg:y="4.874cm">
          <draw:text-box>
            <text:p text:style-name="P2"><text:span text:style-name="T1">C2</text:span></text:p>
          </draw:text-box>
        </draw:frame>
        <draw:frame draw:style-name="gr17" draw:text-style-name="P1" xml:id="id51" draw:id="id51" draw:layer="layout" svg:width="1.059cm" svg:height="0.725cm" svg:x="9.464cm" svg:y="6.407cm">
          <draw:text-box>
            <text:p text:style-name="P2"><text:span text:style-name="T1">C3</text:span></text:p>
          </draw:text-box>
        </draw:frame>
        <draw:frame draw:style-name="gr17" draw:text-style-name="P1" xml:id="id54" draw:id="id54" draw:layer="layout" svg:width="0.898cm" svg:height="0.725cm" svg:x="13.304cm" svg:y="4.874cm">
          <draw:text-box>
            <text:p text:style-name="P2"><text:span text:style-name="T1">D</text:span></text:p>
          </draw:text-box>
        </draw:frame>
        <draw:frame draw:style-name="gr17" draw:text-style-name="P1" xml:id="id55" draw:id="id55" draw:layer="layout" svg:width="1.047cm" svg:height="0.725cm" svg:x="17.245cm" svg:y="3.117cm">
          <draw:text-box>
            <text:p text:style-name="P2"><text:span text:style-name="T1">E1</text:span></text:p>
          </draw:text-box>
        </draw:frame>
        <draw:frame draw:style-name="gr17" draw:text-style-name="P1" xml:id="id58" draw:id="id58" draw:layer="layout" svg:width="1.051cm" svg:height="0.725cm" svg:x="17.243cm" svg:y="7.007cm">
          <draw:text-box>
            <text:p text:style-name="P2"><text:span text:style-name="T1">E3</text:span></text:p>
          </draw:text-box>
        </draw:frame>
        <draw:frame draw:style-name="gr17" draw:text-style-name="P1" xml:id="id56" draw:id="id56" draw:layer="layout" svg:width="1.138cm" svg:height="0.725cm" svg:x="17.199cm" svg:y="4.874cm">
          <draw:text-box>
            <text:p text:style-name="P2"><text:span text:style-name="T1">E2</text:span></text:p>
          </draw:text-box>
        </draw:frame>
        <draw:frame draw:style-name="gr16" draw:text-style-name="P1" xml:id="id57" draw:id="id57" draw:layer="layout" svg:width="0.938cm" svg:height="0.725cm" svg:x="22.194cm" svg:y="4.874cm">
          <draw:text-box>
            <text:p text:style-name="P2"><text:span text:style-name="T1">F</text:span></text:p>
          </draw:text-box>
        </draw:frame>
        <draw:connector draw:style-name="gr2" draw:text-style-name="P1" draw:layer="layout" draw:type="curve" svg:x1="6.41cm" svg:y1="10.604cm" svg:x2="17.243cm" svg:y2="7.369cm" draw:start-shape="id50" draw:start-glue-point="1" draw:end-shape="id58" draw:end-glue-point="3" svg:d="m6410 10604c8125 0 2709-3235 10833-3235" svg:viewBox="0 0 10834 3236">
          <text:p/>
        </draw:connector>
        <draw:connector draw:style-name="gr3" draw:text-style-name="P1" draw:layer="layout" draw:type="curve" svg:x1="14.202cm" svg:y1="5.236cm" svg:x2="17.243cm" svg:y2="7.369cm" draw:start-shape="id54" draw:start-glue-point="1" draw:end-shape="id58" draw:end-glue-point="3" svg:d="m14202 5236c2281 0 761 2133 3041 2133" svg:viewBox="0 0 3042 2134">
          <text:p/>
        </draw:connector>
        <draw:frame draw:style-name="gr19" draw:text-style-name="P7" draw:layer="layout" svg:width="7.897cm" svg:height="4.652cm" svg:x="17.223cm" svg:y="10.82cm">
          <draw:text-box>
            <text:p><text:span text:style-name="T5">All downstream job triggering is</text:span></text:p>
            <text:p><text:span text:style-name="T5">defined in A as promotions:</text:span></text:p>
            <text:p><text:span text:style-name="T6"/></text:p>
            <text:p><text:span text:style-name="T6">1:</text:span><text:span text:style-name="T5"> trigger B1-2 when A succeeds</text:span></text:p>
            <text:p><text:span text:style-name="T6">2:</text:span><text:span text:style-name="T5"> trigger C1-3 when B1 succeeds</text:span></text:p>
            <text:p><text:span text:style-name="T6">3: </text:span><text:span text:style-name="T7">trigger D when C1-3 succeed</text:span></text:p>
            <text:p><text:span text:style-name="T6">4:</text:span><text:span text:style-name="T5"> trigger E1-2 when D succeeds</text:span></text:p>
            <text:p><text:span text:style-name="T6">5: </text:span><text:span text:style-name="T7">trigger E3 when D and B2 succeed</text:span></text:p>
            <text:p><text:span text:style-name="T6">6: </text:span><text:span text:style-name="T7">trigger F when B2 and E1-3 succeed</text:span></text:p>
          </draw:text-box>
        </draw:frame>
        <draw:frame draw:style-name="gr20" draw:layer="layout" svg:width="0.739cm" svg:height="0.726cm" svg:x="4.423cm" svg:y="4.338cm">
          <draw:text-box>
            <text:p><text:span text:style-name="T6">1</text:span></text:p>
          </draw:text-box>
        </draw:frame>
        <draw:frame draw:style-name="gr20" draw:layer="layout" svg:width="0.739cm" svg:height="0.726cm" svg:x="8.624cm" svg:y="2.746cm">
          <draw:text-box>
            <text:p><text:span text:style-name="T6">2</text:span></text:p>
          </draw:text-box>
        </draw:frame>
        <draw:frame draw:style-name="gr20" draw:layer="layout" svg:width="0.739cm" svg:height="0.726cm" svg:x="12.225cm" svg:y="4.146cm">
          <draw:text-box>
            <text:p><text:span text:style-name="T6">3</text:span></text:p>
          </draw:text-box>
        </draw:frame>
        <draw:frame draw:style-name="gr20" draw:layer="layout" svg:width="0.739cm" svg:height="0.726cm" svg:x="16.426cm" svg:y="2.646cm">
          <draw:text-box>
            <text:p><text:span text:style-name="T6">4</text:span></text:p>
          </draw:text-box>
        </draw:frame>
        <draw:frame draw:style-name="gr20" draw:layer="layout" svg:width="0.739cm" svg:height="0.726cm" svg:x="16.427cm" svg:y="6.346cm">
          <draw:text-box>
            <text:p><text:span text:style-name="T6">5</text:span></text:p>
          </draw:text-box>
        </draw:frame>
        <draw:frame draw:style-name="gr20" draw:layer="layout" svg:width="0.739cm" svg:height="0.726cm" svg:x="20.928cm" svg:y="4.346cm">
          <draw:text-box>
            <text:p><text:span text:style-name="T6">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4-11-18T16:20:40</meta:creation-date>
    <dc:date>2014-11-20T23:29:50</dc:date>
    <dc:creator>Jo Asplin</dc:creator>
    <meta:editing-duration>PT12H17M19S</meta:editing-duration>
    <meta:editing-cycles>98</meta:editing-cycles>
    <meta:generator>LibreOffice/3.5$Linux_X86_64 LibreOffice_project/350m1$Build-2</meta:generator>
    <meta:document-statistic meta:object-count="160"/>
  </office:meta>
</office:document-meta>
</file>